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59.99mm" svg:height="89.99mm" svg:x="43.29mm" svg:y="1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239.98mm" svg:height="140.5mm" svg:x="66.88mm" svg:y="34.66mm">
            <loext:p/>
            <draw:object draw:notify-on-update-of-ranges="'2. Wybory'.A1:'2. Wybory'.A1 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9mm" svg:x="61.03mm" svg:y="370.1mm">
            <loext:p/>
            <draw:object draw:notify-on-update-of-ranges="'3. Matematyczne I'.A1:'3. Matematyczne I'.A1 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office:value-type="string" calcext:value-type="string">
            <text:p>=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)" office:value-type="float" office:value="0.0000301443533966076" calcext:value-type="float">
            <text:p>3,01443533966076E-0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)" office:value-type="float" office:value="0.958932825040618" calcext:value-type="float">
            <text:p>0,95893282504061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)" office:value-type="float" office:value="0.543995817373497" calcext:value-type="float">
            <text:p>0,54399581737349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)" office:value-type="float" office:value="-0.650310740162569" calcext:value-type="float">
            <text:p>-0,65031074016256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)" office:value-type="float" office:value="-0.912932948942967" calcext:value-type="float">
            <text:p>-0,91293294894296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)" office:value-type="float" office:value="0.132381629205478" calcext:value-type="float">
            <text:p>0,13238162920547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)" office:value-type="float" office:value="0.988036273454171" calcext:value-type="float">
            <text:p>0,98803627345417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)" office:value-type="float" office:value="0.428155428084424" calcext:value-type="float">
            <text:p>0,42815542808442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)" office:value-type="float" office:value="-0.74513326455742" calcext:value-type="float">
            <text:p>-0,7451332645574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)" office:value-type="float" office:value="-0.850887688655841" calcext:value-type="float">
            <text:p>-0,85088768865584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)" office:value-type="float" office:value="0.262403941861679" calcext:value-type="float">
            <text:p>0,26240394186167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)" office:value-type="float" office:value="0.99975583990115" calcext:value-type="float">
            <text:p>0,9997558399011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)" office:value-type="float" office:value="0.304781911090284" calcext:value-type="float">
            <text:p>0,30478191109028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)" office:value-type="float" office:value="-0.826845633922081" calcext:value-type="float">
            <text:p>-0,82684563392208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)" office:value-type="float" office:value="-0.773871590208416" calcext:value-type="float">
            <text:p>-0,77387159020841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)" office:value-type="float" office:value="0.387809420829234" calcext:value-type="float">
            <text:p>0,38780942082923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)" office:value-type="float" office:value="0.993885325919723" calcext:value-type="float">
            <text:p>0,99388532591972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)" office:value-type="float" office:value="0.176045946471202" calcext:value-type="float">
            <text:p>0,17604594647120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)" office:value-type="float" office:value="-0.894010170083809" calcext:value-type="float">
            <text:p>-0,89401017008380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)" office:value-type="float" office:value="-0.683239703815841" calcext:value-type="float">
            <text:p>-0,68323970381584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)" office:value-type="float" office:value="0.506391634924486" calcext:value-type="float">
            <text:p>0,50639163492448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)" office:value-type="float" office:value="0.970528019541801" calcext:value-type="float">
            <text:p>0,97052801954180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)" office:value-type="float" office:value="0.0442125632285611" calcext:value-type="float">
            <text:p>0,04421256322856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)" office:value-type="float" office:value="-0.945445154921124" calcext:value-type="float">
            <text:p>-0,94544515492112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)" office:value-type="float" office:value="-0.580586640989642" calcext:value-type="float">
            <text:p>-0,58058664098964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)" office:value-type="float" office:value="0.616064204053386" calcext:value-type="float">
            <text:p>0,61606420405338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)" office:value-type="float" office:value="0.930094878004523" calcext:value-type="float">
            <text:p>0,93009487800452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)" office:value-type="float" office:value="-0.0883987124875638" calcext:value-type="float">
            <text:p>-0,08839871248756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)" office:value-type="float" office:value="-0.980245621957225" calcext:value-type="float">
            <text:p>-0,98024562195722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)" office:value-type="float" office:value="-0.467718518342766" calcext:value-type="float">
            <text:p>-0,46771851834276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)" office:value-type="float" office:value="0.714897507767776" calcext:value-type="float">
            <text:p>0,71489750776777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)" office:value-type="float" office:value="0.873297297213985" calcext:value-type="float">
            <text:p>0,87329729721398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)" office:value-type="float" office:value="-0.219454667994085" calcext:value-type="float">
            <text:p>-0,21945466799408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)" office:value-type="float" office:value="-0.9977992786806" calcext:value-type="float">
            <text:p>-0,997799278680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)" office:value-type="float" office:value="-0.346621180094272" calcext:value-type="float">
            <text:p>-0,34662118009427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)" office:value-type="float" office:value="0.801152635733834" calcext:value-type="float">
            <text:p>0,80115263573383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)" office:value-type="float" office:value="0.801134595178036" calcext:value-type="float">
            <text:p>0,80113459517803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)" office:value-type="float" office:value="-0.34664945549704" calcext:value-type="float">
            <text:p>-0,3466494554970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)" office:value-type="float" office:value="-0.99779727944989" calcext:value-type="float">
            <text:p>-0,9977972794498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)" office:value-type="float" office:value="-0.21942525837899" calcext:value-type="float">
            <text:p>-0,219425258378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)" office:value-type="float" office:value="0.873311982774656" calcext:value-type="float">
            <text:p>0,87331198277465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)" office:value-type="float" office:value="0.714876429629151" calcext:value-type="float">
            <text:p>0,71487642962915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)" office:value-type="float" office:value="-0.467745162045133" calcext:value-type="float">
            <text:p>-0,46774516204513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)" office:value-type="float" office:value="-0.980239659440311" calcext:value-type="float">
            <text:p>-0,98023965944031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)" office:value-type="float" office:value="-0.0883686861039968" calcext:value-type="float">
            <text:p>-0,08836868610399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)" office:value-type="float" office:value="0.930105950186764" calcext:value-type="float">
            <text:p>0,93010595018676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)" office:value-type="float" office:value="0.616040459188649" calcext:value-type="float">
            <text:p>0,61604045918864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)" office:value-type="float" office:value="-0.580611184212324" calcext:value-type="float">
            <text:p>-0,58061118421232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)" office:value-type="float" office:value="-0.945435334024766" calcext:value-type="float">
            <text:p>-0,94543533402476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)" office:value-type="float" office:value="0.0442426780850872" calcext:value-type="float">
            <text:p>0,04424267808508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)" office:value-type="float" office:value="0.970535283537484" calcext:value-type="float">
            <text:p>0,97053528353748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)" office:value-type="float" office:value="0.50636564110975" calcext:value-type="float">
            <text:p>0,5063656411097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)" office:value-type="float" office:value="-0.683261714736122" calcext:value-type="float">
            <text:p>-0,68326171473612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)" office:value-type="float" office:value="-0.893996663600557" calcext:value-type="float">
            <text:p>-0,89399666360055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)" office:value-type="float" office:value="0.176075619948592" calcext:value-type="float">
            <text:p>0,17607561994859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)" office:value-type="float" office:value="0.993888653923376" calcext:value-type="float">
            <text:p>0,99388865392337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)" office:value-type="float" office:value="0.387781635409421" calcext:value-type="float">
            <text:p>0,38778163540942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)" office:value-type="float" office:value="-0.77389068155789" calcext:value-type="float">
            <text:p>-0,7738906815578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)" office:value-type="float" office:value="-0.826828679490101" calcext:value-type="float">
            <text:p>-0,82682867949010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)" office:value-type="float" office:value="0.304810621102222" calcext:value-type="float">
            <text:p>0,30481062110222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)" office:value-type="float" office:value="0.99975517335862" calcext:value-type="float">
            <text:p>0,9997551733586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)" office:value-type="float" office:value="0.262374853703924" calcext:value-type="float">
            <text:p>0,26237485370392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)" office:value-type="float" office:value="-0.850903524534119" calcext:value-type="float">
            <text:p>-0,85090352453411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)" office:value-type="float" office:value="-0.745113160479346" calcext:value-type="float">
            <text:p>-0,7451131604793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)" office:value-type="float" office:value="0.428182669496152" calcext:value-type="float">
            <text:p>0,42818266949615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)" office:value-type="float" office:value="0.988031624092861" calcext:value-type="float">
            <text:p>0,98803162409286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)" office:value-type="float" office:value="0.132351750097771" calcext:value-type="float">
            <text:p>0,13235175009777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)" office:value-type="float" office:value="-0.912945250727628" calcext:value-type="float">
            <text:p>-0,91294525072762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)" office:value-type="float" office:value="-0.650287840157116" calcext:value-type="float">
            <text:p>-0,65028784015711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)" office:value-type="float" office:value="0.544021110889371" calcext:value-type="float">
            <text:p>0,54402111088937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)" office:value-type="float" office:value="0.958924274663138" calcext:value-type="float">
            <text:p>0,95892427466313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)" office:value-type="float" office:value="-0.958924274663138" calcext:value-type="float">
            <text:p>-0,95892427466313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)" office:value-type="float" office:value="-0.544021110889371" calcext:value-type="float">
            <text:p>-0,54402111088937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)" office:value-type="float" office:value="0.650287840157116" calcext:value-type="float">
            <text:p>0,65028784015711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)" office:value-type="float" office:value="0.912945250727628" calcext:value-type="float">
            <text:p>0,91294525072762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)" office:value-type="float" office:value="-0.132351750097771" calcext:value-type="float">
            <text:p>-0,13235175009777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)" office:value-type="float" office:value="-0.988031624092861" calcext:value-type="float">
            <text:p>-0,98803162409286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)" office:value-type="float" office:value="-0.428182669496152" calcext:value-type="float">
            <text:p>-0,42818266949615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)" office:value-type="float" office:value="0.745113160479346" calcext:value-type="float">
            <text:p>0,7451131604793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)" office:value-type="float" office:value="0.850903524534119" calcext:value-type="float">
            <text:p>0,85090352453411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)" office:value-type="float" office:value="-0.262374853703924" calcext:value-type="float">
            <text:p>-0,26237485370392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)" office:value-type="float" office:value="-0.99975517335862" calcext:value-type="float">
            <text:p>-0,9997551733586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)" office:value-type="float" office:value="-0.304810621102222" calcext:value-type="float">
            <text:p>-0,30481062110222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)" office:value-type="float" office:value="0.826828679490101" calcext:value-type="float">
            <text:p>0,82682867949010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)" office:value-type="float" office:value="0.77389068155789" calcext:value-type="float">
            <text:p>0,7738906815578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)" office:value-type="float" office:value="-0.387781635409421" calcext:value-type="float">
            <text:p>-0,38778163540942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)" office:value-type="float" office:value="-0.993888653923376" calcext:value-type="float">
            <text:p>-0,99388865392337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)" office:value-type="float" office:value="-0.176075619948592" calcext:value-type="float">
            <text:p>-0,17607561994859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)" office:value-type="float" office:value="0.893996663600557" calcext:value-type="float">
            <text:p>0,89399666360055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)" office:value-type="float" office:value="0.683261714736122" calcext:value-type="float">
            <text:p>0,68326171473612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)" office:value-type="float" office:value="-0.50636564110975" calcext:value-type="float">
            <text:p>-0,5063656411097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)" office:value-type="float" office:value="-0.970535283537484" calcext:value-type="float">
            <text:p>-0,97053528353748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)" office:value-type="float" office:value="-0.0442426780850872" calcext:value-type="float">
            <text:p>-0,04424267808508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)" office:value-type="float" office:value="0.945435334024766" calcext:value-type="float">
            <text:p>0,94543533402476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)" office:value-type="float" office:value="0.580611184212324" calcext:value-type="float">
            <text:p>0,58061118421232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)" office:value-type="float" office:value="-0.616040459188649" calcext:value-type="float">
            <text:p>-0,61604045918864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)" office:value-type="float" office:value="-0.930105950186764" calcext:value-type="float">
            <text:p>-0,93010595018676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)" office:value-type="float" office:value="0.0883686861039968" calcext:value-type="float">
            <text:p>0,08836868610399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)" office:value-type="float" office:value="0.980239659440311" calcext:value-type="float">
            <text:p>0,98023965944031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)" office:value-type="float" office:value="0.467745162045133" calcext:value-type="float">
            <text:p>0,46774516204513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)" office:value-type="float" office:value="-0.714876429629151" calcext:value-type="float">
            <text:p>-0,71487642962915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)" office:value-type="float" office:value="-0.873311982774656" calcext:value-type="float">
            <text:p>-0,87331198277465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)" office:value-type="float" office:value="0.21942525837899" calcext:value-type="float">
            <text:p>0,219425258378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)" office:value-type="float" office:value="0.99779727944989" calcext:value-type="float">
            <text:p>0,9977972794498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)" office:value-type="float" office:value="0.34664945549704" calcext:value-type="float">
            <text:p>0,3466494554970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)" office:value-type="float" office:value="-0.801134595178036" calcext:value-type="float">
            <text:p>-0,80113459517803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)" office:value-type="float" office:value="-0.801152635733834" calcext:value-type="float">
            <text:p>-0,80115263573383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)" office:value-type="float" office:value="0.346621180094272" calcext:value-type="float">
            <text:p>0,34662118009427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)" office:value-type="float" office:value="0.9977992786806" calcext:value-type="float">
            <text:p>0,997799278680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)" office:value-type="float" office:value="0.219454667994085" calcext:value-type="float">
            <text:p>0,21945466799408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)" office:value-type="float" office:value="-0.873297297213985" calcext:value-type="float">
            <text:p>-0,87329729721398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)" office:value-type="float" office:value="-0.714897507767776" calcext:value-type="float">
            <text:p>-0,71489750776777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)" office:value-type="float" office:value="0.467718518342766" calcext:value-type="float">
            <text:p>0,46771851834276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)" office:value-type="float" office:value="0.980245621957225" calcext:value-type="float">
            <text:p>0,98024562195722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)" office:value-type="float" office:value="0.0883987124875638" calcext:value-type="float">
            <text:p>0,08839871248756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)" office:value-type="float" office:value="-0.930094878004523" calcext:value-type="float">
            <text:p>-0,93009487800452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)" office:value-type="float" office:value="-0.616064204053386" calcext:value-type="float">
            <text:p>-0,61606420405338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)" office:value-type="float" office:value="0.580586640989642" calcext:value-type="float">
            <text:p>0,58058664098964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)" office:value-type="float" office:value="0.945445154921124" calcext:value-type="float">
            <text:p>0,94544515492112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)" office:value-type="float" office:value="-0.0442125632285611" calcext:value-type="float">
            <text:p>-0,04421256322856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)" office:value-type="float" office:value="-0.970528019541801" calcext:value-type="float">
            <text:p>-0,97052801954180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)" office:value-type="float" office:value="-0.506391634924486" calcext:value-type="float">
            <text:p>-0,50639163492448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)" office:value-type="float" office:value="0.683239703815841" calcext:value-type="float">
            <text:p>0,68323970381584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)" office:value-type="float" office:value="0.894010170083809" calcext:value-type="float">
            <text:p>0,89401017008380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)" office:value-type="float" office:value="-0.176045946471202" calcext:value-type="float">
            <text:p>-0,17604594647120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)" office:value-type="float" office:value="-0.993885325919723" calcext:value-type="float">
            <text:p>-0,99388532591972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)" office:value-type="float" office:value="-0.387809420829234" calcext:value-type="float">
            <text:p>-0,38780942082923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)" office:value-type="float" office:value="0.773871590208416" calcext:value-type="float">
            <text:p>0,77387159020841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)" office:value-type="float" office:value="0.826845633922081" calcext:value-type="float">
            <text:p>0,82684563392208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)" office:value-type="float" office:value="-0.304781911090284" calcext:value-type="float">
            <text:p>-0,30478191109028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)" office:value-type="float" office:value="-0.99975583990115" calcext:value-type="float">
            <text:p>-0,9997558399011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)" office:value-type="float" office:value="-0.262403941861679" calcext:value-type="float">
            <text:p>-0,26240394186167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)" office:value-type="float" office:value="0.850887688655841" calcext:value-type="float">
            <text:p>0,85088768865584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)" office:value-type="float" office:value="0.74513326455742" calcext:value-type="float">
            <text:p>0,7451332645574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)" office:value-type="float" office:value="-0.428155428084424" calcext:value-type="float">
            <text:p>-0,42815542808442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)" office:value-type="float" office:value="-0.988036273454171" calcext:value-type="float">
            <text:p>-0,98803627345417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)" office:value-type="float" office:value="-0.132381629205478" calcext:value-type="float">
            <text:p>-0,13238162920547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)" office:value-type="float" office:value="0.912932948942967" calcext:value-type="float">
            <text:p>0,91293294894296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)" office:value-type="float" office:value="0.650310740162569" calcext:value-type="float">
            <text:p>0,65031074016256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)" office:value-type="float" office:value="-0.543995817373497" calcext:value-type="float">
            <text:p>-0,54399581737349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)" office:value-type="float" office:value="-0.958932825040618" calcext:value-type="float">
            <text:p>-0,95893282504061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)" office:value-type="float" office:value="-0.0000301443533966076" calcext:value-type="float">
            <text:p>-3,01443533966076E-0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)" office:value-type="float" office:value="0.958915723414303" calcext:value-type="float">
            <text:p>0,958915723414303</text:p>
          </table:table-cell>
          <table:table-cell table:style-name="ce5" table:number-columns-repeated="2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4.85" calcext:value-type="float">
            <text:p>4,85</text:p>
          </table:table-cell>
          <table:table-cell table:style-name="ce8" table:formula="of:=RAND()*0.5+0.5" office:value-type="percentage" office:value="0.986229348622489" calcext:value-type="percentage">
            <text:p>9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2.97" calcext:value-type="float">
            <text:p>2,97</text:p>
          </table:table-cell>
          <table:table-cell table:style-name="ce8" table:formula="of:=RAND()*0.5+0.5" office:value-type="percentage" office:value="0.515931777900579" calcext:value-type="percentage">
            <text:p>5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1.03" calcext:value-type="float">
            <text:p>1,03</text:p>
          </table:table-cell>
          <table:table-cell table:style-name="ce8" table:formula="of:=RAND()*0.5+0.5" office:value-type="percentage" office:value="0.828421705899524" calcext:value-type="percentage">
            <text:p>8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2.36" calcext:value-type="float">
            <text:p>2,36</text:p>
          </table:table-cell>
          <table:table-cell table:style-name="ce8" table:formula="of:=RAND()*0.5+0.5" office:value-type="percentage" office:value="0.598606182802474" calcext:value-type="percentage">
            <text:p>6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4.16" calcext:value-type="float">
            <text:p>4,16</text:p>
          </table:table-cell>
          <table:table-cell table:style-name="ce8" table:formula="of:=RAND()*0.5+0.5" office:value-type="percentage" office:value="0.73057645887618" calcext:value-type="percentage">
            <text:p>7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4.58" calcext:value-type="float">
            <text:p>4,58</text:p>
          </table:table-cell>
          <table:table-cell table:style-name="ce8" table:formula="of:=RAND()*0.5+0.5" office:value-type="percentage" office:value="0.750575949997896" calcext:value-type="percentage">
            <text:p>7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1.16" calcext:value-type="float">
            <text:p>1,16</text:p>
          </table:table-cell>
          <table:table-cell table:style-name="ce8" table:formula="of:=RAND()*0.5+0.5" office:value-type="percentage" office:value="0.522440338461366" calcext:value-type="percentage">
            <text:p>5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5.27" calcext:value-type="float">
            <text:p>5,27</text:p>
          </table:table-cell>
          <table:table-cell table:style-name="ce8" table:formula="of:=RAND()*0.5+0.5" office:value-type="percentage" office:value="0.801386797206324" calcext:value-type="percentage">
            <text:p>8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5" calcext:value-type="float">
            <text:p>3,5</text:p>
          </table:table-cell>
          <table:table-cell table:style-name="ce8" table:formula="of:=RAND()*0.5+0.5" office:value-type="percentage" office:value="0.92237804113544" calcext:value-type="percentage">
            <text:p>9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2.68" calcext:value-type="float">
            <text:p>2,68</text:p>
          </table:table-cell>
          <table:table-cell table:style-name="ce8" table:formula="of:=RAND()*0.5+0.5" office:value-type="percentage" office:value="0.918090338734503" calcext:value-type="percentage">
            <text:p>92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57:50.67801241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10:35:11.284030249</dc:date>
    <meta:generator>LibreOffice/5.4.2.2$Linux_X86_64 LibreOffice_project/40m0$Build-2</meta:generator>
    <meta:editing-duration>PT2H8M12S</meta:editing-duration>
    <meta:editing-cycles>22</meta:editing-cycles>
    <meta:document-statistic meta:table-count="7" meta:cell-count="665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adc5e7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09cm" svg:y="0.316cm" chart:style-name="ch2">
          <text:p>Dane giełdowe </text:p>
        </chart:title>
        <chart:subtitle svg:x="6.911cm" svg:y="1.275cm" chart:style-name="ch3">
          <text:p>za rok 2012</text:p>
        </chart:subtitle>
        <chart:legend chart:legend-position="end" svg:x="12.83cm" svg:y="4.201cm" style:legend-expansion="high" chart:style-name="ch4"/>
        <chart:plot-area chart:style-name="ch5" table:cell-range-address="'1. Giełda'.A1:'1. Giełda'.B22" chart:data-source-has-labels="both" svg:x="1.331cm" svg:y="2.138cm" svg:width="11.179cm" svg:height="5.701cm">
          <chartooo:coordinate-region svg:x="3.09cm" svg:y="2.337cm" svg:width="9.382cm" svg:height="3.559cm"/>
          <chart:axis chart:dimension="x" chart:name="primary-x" chart:style-name="ch6" chartooo:axis-type="auto">
            <chartooo:date-scale/>
            <chart:title svg:x="6.519cm" svg:y="8.019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5.627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99cm" svg:height="14.051cm" xlink:href=".." xlink:type="simple" chart:class="chart:circle" chart:style-name="ch1">
        <chart:title svg:x="9.706cm" svg:y="0.417cm" chart:style-name="ch2">
          <text:p>Wybory samorządowe</text:p>
        </chart:title>
        <chart:legend svg:x="19.34cm" svg:y="3.887cm" style:legend-expansion="custom" chartooo:width="4.038cm" chartooo:height="2.092cm" style:legend-expansion-aspect-ratio="1.9302103250478" chart:style-name="ch3"/>
        <chart:plot-area chart:style-name="ch4" table:cell-range-address="'2. Wybory'.A1:'2. Wybory'.B5" chart:data-source-has-labels="both" svg:x="3.21cm" svg:y="1.845cm" svg:width="16.398cm" svg:height="11.475cm">
          <chartooo:coordinate-region svg:x="5.808cm" svg:y="2.844cm" svg:width="10.476cm" svg:height="10.476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'3. Matematyczne I'.A1:'3. Matematyczne I'.B102" chart:data-source-has-labels="row" svg:x="0.32cm" svg:y="0.18cm" svg:width="13.831cm" svg:height="8.64cm">
          <chartooo:coordinate-region svg:x="0.466cm" svg:y="0.379cm" svg:width="13.59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